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77d4b" officeooo:paragraph-rsid="00177d4b"/>
    </style:style>
    <style:style style:name="P2" style:family="paragraph" style:parent-style-name="Standard">
      <style:paragraph-properties fo:text-align="center" style:justify-single-word="false"/>
      <style:text-properties officeooo:rsid="0014fd96" officeooo:paragraph-rsid="001d28e6"/>
    </style:style>
    <style:style style:name="P3" style:family="paragraph" style:parent-style-name="Standard">
      <style:paragraph-properties fo:text-align="start" style:justify-single-word="false"/>
      <style:text-properties officeooo:rsid="00177d4b" officeooo:paragraph-rsid="0014fd96"/>
    </style:style>
    <style:style style:name="P4" style:family="paragraph" style:parent-style-name="Standard">
      <style:paragraph-properties fo:text-align="start" style:justify-single-word="false"/>
      <style:text-properties officeooo:rsid="001d28e6" officeooo:paragraph-rsid="001d28e6"/>
    </style:style>
    <style:style style:name="P5" style:family="paragraph" style:parent-style-name="Standard">
      <style:paragraph-properties fo:text-align="start" style:justify-single-word="false"/>
      <style:text-properties officeooo:rsid="001d3643" officeooo:paragraph-rsid="001d28e6"/>
    </style:style>
    <style:style style:name="P6" style:family="paragraph" style:parent-style-name="Standard">
      <style:paragraph-properties fo:text-align="start" style:justify-single-word="false"/>
      <style:text-properties officeooo:rsid="001d3643" officeooo:paragraph-rsid="001d3643"/>
    </style:style>
    <style:style style:name="P7" style:family="paragraph" style:parent-style-name="Standard">
      <style:paragraph-properties fo:text-align="start" style:justify-single-word="false"/>
      <style:text-properties officeooo:rsid="001e54f2" officeooo:paragraph-rsid="001e54f2"/>
    </style:style>
    <style:style style:name="P8" style:family="paragraph" style:parent-style-name="Standard">
      <style:paragraph-properties fo:text-align="start" style:justify-single-word="false"/>
      <style:text-properties officeooo:rsid="0021ed92" officeooo:paragraph-rsid="0021ed92"/>
    </style:style>
    <style:style style:name="P9" style:family="paragraph" style:parent-style-name="Standard">
      <style:paragraph-properties fo:text-align="start" style:justify-single-word="false"/>
      <style:text-properties officeooo:rsid="00232825" officeooo:paragraph-rsid="00232825"/>
    </style:style>
    <style:style style:name="T1" style:family="text">
      <style:text-properties officeooo:rsid="001d28e6"/>
    </style:style>
    <style:style style:name="T2" style:family="text">
      <style:text-properties officeooo:rsid="001e54f2"/>
    </style:style>
    <style:style style:name="T3" style:family="text">
      <style:text-properties officeooo:rsid="001f1a42"/>
    </style:style>
    <style:style style:name="T4" style:family="text">
      <style:text-properties officeooo:rsid="00232825"/>
    </style:style>
    <style:style style:name="T5" style:family="text">
      <style:text-properties officeooo:rsid="00241c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his information paper is intended to describe potential test items for mission critical information exchanges upon which joint and combined force effectiveness rely, and which are specifically at risk of compromise by first-world Cyber threats.</text:p>
      <text:p text:style-name="P4"/>
      <text:p text:style-name="P4">Scope</text:p>
      <text:p text:style-name="P4"/>
      <text:p text:style-name="P7">The <text:span text:style-name="T3">focus of this approach is on data level information validation and verification. <text:s/>The proposed approach is intended to validate data structure, verify business rules, and add protection from insider threats and malicious code that may deliberately or inadvertently change content in order to compromise systems or processes.</text:span></text:p>
      <text:p text:style-name="P7"/>
      <text:p text:style-name="P9">Validation</text:p>
      <text:p text:style-name="P9"/>
      <text:p text:style-name="P9">XML Schema validation provides assurance that data formats and content are valid in accordance with their definition.<text:span text:style-name="T5"> <text:s/></text:span></text:p>
      <text:p text:style-name="P7"/>
      <text:p text:style-name="P7"/>
      <text:p text:style-name="P5"/>
      <text:p text:style-name="P5"/>
      <text:p text:style-name="P5"/>
      <text:p text:style-name="P5"/>
      <text:p text:style-name="P5"/>
      <text:p text:style-name="P5"/>
      <text:p text:style-name="P5"/>
      <text:p text:style-name="P5"/>
      <text:p text:style-name="P8">Additional Verification</text:p>
      <text:p text:style-name="P8"/>
      <text:p text:style-name="P6">Many of the testing requirements for software are contained in the Software Bill of Materials (SBOM), which contains information about all resources and dependencies, the Software Body of Evidence (SBOE), which contains known vulnerability information, and Software License information. <text:s/><text:span text:style-name="T2">For the purposes of Interoperabilty testing, it is only necessary to verify the content of these reports. <text:s/></text:span></text:p>
      <text:p text:style-name="P4"/>
      <text:p text:style-name="P4"/>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4fd96" officeooo:paragraph-rsid="001d28e6"/>
    </style:style>
    <style:style style:name="MT1" style:family="text">
      <style:text-properties officeooo:rsid="001d28e6"/>
    </style:style>
    <style:style style:name="MT2" style:family="text">
      <style:text-properties officeooo:rsid="0023282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INTEROPERABILITY </text:span>TESTING REQUIREMENTS </text:p>
        <text:p text:style-name="MP1">FOR XML SCHEMA DEFINED SPECIFICATION<text:span text:style-name="MT2"> IMPLEMENTION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19-06-05T13:30:11.804556734</meta:creation-date>
    <dc:date>2019-06-11T18:03:26.772564823</dc:date>
    <dc:creator>James D. Neushul</dc:creator>
    <meta:editing-duration>PT3M16S</meta:editing-duration>
    <meta:editing-cycles>2</meta:editing-cycles>
    <meta:generator>LibreOffice/6.0.7.3$Linux_X86_64 LibreOffice_project/00m0$Build-3</meta:generator>
    <meta:document-statistic meta:table-count="0" meta:image-count="0" meta:object-count="0" meta:page-count="1" meta:paragraph-count="9" meta:word-count="169" meta:character-count="1213" meta:non-whitespace-character-count="1046"/>
  </office:meta>
</office:document-meta>
</file>